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4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Q37]))" office:value-type="string" office:string-value="max=197">
            <text:p>max=197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4cm" draw:caption-point-x="7.088cm" draw:caption-point-y="-8.246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P34]))" office:value-type="string" office:string-value="max=91">
            <text:p>max=91</text:p>
          </table:table-cell>
          <table:table-cell table:number-columns-repeated="30"/>
          <table:table-cell table:formula="of:=CONCATENATE(&quot;max=&quot;;MAX([.DW4:.ET26]))" office:value-type="string" office:string-value="max=19">
            <text:p>max=19</text:p>
          </table:table-cell>
          <table:table-cell table:number-columns-repeated="897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20"/>
          <table:table-cell office:value-type="string">
            <text:p>aaa</text:p>
          </table:table-cell>
          <table:table-cell table:number-columns-repeated="30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89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W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W$2]" office:value-type="string" office:string-value="max=19">
            <text:p>max=19</text:p>
          </table:table-cell>
          <table:table-cell table:number-columns-repeated="886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91">
            <text:p>max=91</text:p>
          </table:table-cell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0.525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81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5" table:formula="of:=[.$DW$3]" office:value-type="string" office:string-value="5 items" table:number-columns-spanned="3" table:number-rows-spanned="1">
            <office:annotation draw:style-name="gr2" draw:text-style-name="P2" svg:width="2.899cm" svg:height="0.669cm" svg:x="118.129cm" svg:y="24.572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6.307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33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7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0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2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4.401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2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2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S$64:.$AU$64];[.AX63])" office:value-type="float" office:value="0">
            <text:p>0</text:p>
          </table:table-cell>
          <table:table-cell table:formula="of:=COUNTIF([.$AS$64:.$AU$64];[.AY63])" office:value-type="float" office:value="2">
            <text:p>2</text:p>
          </table:table-cell>
          <table:table-cell table:formula="of:=COUNTIF([.$AS$64:.$AU$64];[.AZ63])" office:value-type="float" office:value="1">
            <text:p>1</text:p>
          </table:table-cell>
          <table:table-cell table:formula="of:=COUNTIF([.$AS$64:.$AU$64];[.BA63])" office:value-type="float" office:value="0">
            <text:p>0</text:p>
          </table:table-cell>
          <table:table-cell table:formula="of:=COUNTIF([.$AS$64:.$AU$64];[.BB63])" office:value-type="float" office:value="0">
            <text:p>0</text:p>
          </table:table-cell>
          <table:table-cell table:number-columns-repeated="41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2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4]);[.C73];LEFT([.C73];[.L74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5]);[.C74];LEFT([.C74];[.L75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6]);[.C75];LEFT([.C75];[.L76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7]);[.C76];LEFT([.C76];[.L77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8]);[.C87];LEFT([.C87];[.L88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9]);[.C88];LEFT([.C88];[.L8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0]);[.C89];LEFT([.C89];[.L90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4">
            <text:p>4</text:p>
          </table:table-cell>
          <table:table-cell table:formula="of:=IF(ISERROR([.L92]);[.C91];LEFT([.C91];[.L92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9T01:06:44.26">
            <text:p>2020/12/19 1:06</text:p>
          </table:table-cell>
          <table:table-cell table:style-name="ce11" table:formula="of:=NOW()" office:value-type="date" office:date-value="2020-12-19T01:06:44.26">
            <text:p>2020/12/19 1:06</text:p>
          </table:table-cell>
          <table:table-cell table:style-name="ce11" table:formula="of:=NOW()" office:value-type="date" office:date-value="2020-12-19T01:06:44.26">
            <text:p>2020/12/19 1:06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07]&lt;&gt;1;[.M107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06];1)" office:value-type="float" office:value="3">
            <text:p>3</text:p>
          </table:table-cell>
          <table:table-cell table:style-name="ce8" table:formula="of:=IF(ISERROR([.L107]);[.C106];LEFT([.C106];[.L107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08]);[.C107];LEFT([.C107];[.L108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09]);[.C108];LEFT([.C108];[.L109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1]&lt;&gt;1;[.M111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10];1)" office:value-type="float" office:value="4">
            <text:p>4</text:p>
          </table:table-cell>
          <table:table-cell table:formula="of:=IF(ISERROR([.L111]);[.C110];LEFT([.C110];[.L111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11];1)" office:value-type="float" office:value="4">
            <text:p>4</text:p>
          </table:table-cell>
          <table:table-cell table:formula="of:=IF(ISERROR([.L112]);[.C111];LEFT([.C111];[.L112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4">
            <text:p>4</text:p>
          </table:table-cell>
          <table:table-cell table:formula="of:=IF(ISERROR([.L113]);[.C112];LEFT([.C112];[.L113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table:formula="of:=NOW()" office:value-type="date" office:date-value="2020-12-19T01:06:44.26">
            <text:p>2020/12/19 1:0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9T01:06:44.27">
            <text:p>2020/12/19 1:06</text:p>
          </table:table-cell>
          <table:table-cell table:formula="of:=NOW()" office:value-type="date" office:date-value="2020-12-19T01:06:44.27">
            <text:p>2020/12/19 1:06</text:p>
          </table:table-cell>
          <table:table-cell table:formula="of:=NOW()" office:value-type="date" office:date-value="2020-12-19T01:06:44.27">
            <text:p>2020/12/19 1:0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0-12-19T01:06:44.27">
            <text:p>2020/12/19 1:06</text:p>
          </table:table-cell>
          <table:table-cell table:formula="of:=NOW()" office:value-type="date" office:date-value="2020-12-19T01:06:44.27">
            <text:p>2020/12/19 1:06</text:p>
          </table:table-cell>
          <table:table-cell table:formula="of:=NOW()" office:value-type="date" office:date-value="2020-12-19T01:06:44.27">
            <text:p>2020/12/19 1:06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9T01:06:44.27">
            <text:p>2020/12/19 1:06</text:p>
          </table:table-cell>
          <table:table-cell table:formula="of:=NOW()" office:value-type="date" office:date-value="2020-12-19T01:06:44.27">
            <text:p>2020/12/19 1:06</text:p>
          </table:table-cell>
          <table:table-cell table:formula="of:=NOW()" office:value-type="date" office:date-value="2020-12-19T01:06:44.27">
            <text:p>2020/12/19 1:06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9T01:06:44.36">
            <text:p>2020/12/19 1:06</text:p>
          </table:table-cell>
          <table:table-cell table:formula="of:=NOW()" office:value-type="date" office:date-value="2020-12-19T01:06:44.36">
            <text:p>2020/12/19 1:06</text:p>
          </table:table-cell>
          <table:table-cell table:formula="of:=NOW()" office:value-type="date" office:date-value="2020-12-19T01:06:44.36">
            <text:p>2020/12/19 1:06</text:p>
          </table:table-cell>
          <table:table-cell table:formula="of:=NOW()" office:value-type="date" office:date-value="2020-12-19T01:06:44.36">
            <text:p>2020/12/19 1:06</text:p>
          </table:table-cell>
          <table:table-cell table:formula="of:=NOW()" office:value-type="date" office:date-value="2020-12-19T01:06:44.36">
            <text:p>2020/12/19 1:06</text:p>
          </table:table-cell>
          <table:table-cell table:formula="of:=NOW()" office:value-type="date" office:date-value="2020-12-19T01:06:44.36">
            <text:p>2020/12/19 1:06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4cm" draw:caption-point-x="-5.503cm" draw:caption-point-y="3.55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9T01:06:44.37">
            <text:p>2020/12/19 1:06</text:p>
          </table:table-cell>
          <table:table-cell table:formula="of:=NOW()" office:value-type="date" office:date-value="2020-12-19T01:06:44.37">
            <text:p>2020/12/19 1:06</text:p>
          </table:table-cell>
          <table:table-cell table:formula="of:=NOW()" office:value-type="date" office:date-value="2020-12-19T01:06:44.37">
            <text:p>2020/12/19 1:06</text:p>
          </table:table-cell>
          <table:table-cell table:formula="of:=NOW()" office:value-type="date" office:date-value="2020-12-19T01:06:44.37">
            <text:p>2020/12/19 1:06</text:p>
          </table:table-cell>
          <table:table-cell table:formula="of:=NOW()" office:value-type="date" office:date-value="2020-12-19T01:06:44.37">
            <text:p>2020/12/19 1:06</text:p>
          </table:table-cell>
          <table:table-cell table:formula="of:=NOW()" office:value-type="date" office:date-value="2020-12-19T01:06:44.37">
            <text:p>2020/12/19 1:0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3cm" draw:caption-point-x="-12.392cm" draw:caption-point-y="0.33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9T01:06:44.38">
            <text:p>2020/12/19 1:06</text:p>
          </table:table-cell>
          <table:table-cell table:formula="of:=NOW()" office:value-type="date" office:date-value="2020-12-19T01:06:44.38">
            <text:p>2020/12/19 1:06</text:p>
          </table:table-cell>
          <table:table-cell table:formula="of:=NOW()" office:value-type="date" office:date-value="2020-12-19T01:06:44.38">
            <text:p>2020/12/19 1:06</text:p>
          </table:table-cell>
          <table:table-cell table:formula="of:=NOW()" office:value-type="date" office:date-value="2020-12-19T01:06:44.38">
            <text:p>2020/12/19 1:06</text:p>
          </table:table-cell>
          <table:table-cell table:formula="of:=NOW()" office:value-type="date" office:date-value="2020-12-19T01:06:44.38">
            <text:p>2020/12/19 1:06</text:p>
          </table:table-cell>
          <table:table-cell table:formula="of:=NOW()" office:value-type="date" office:date-value="2020-12-19T01:06:44.38">
            <text:p>2020/12/19 1:0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1cm" draw:caption-point-x="-4.122cm" draw:caption-point-y="5.60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table:formula="of:=NOW()" office:value-type="date" office:date-value="2020-12-19T01:06:44.47">
            <text:p>2020/12/19 1:0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4cm" draw:caption-point-x="-5.503cm" draw:caption-point-y="3.55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21:'3'.P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2020/12/19</text:date>, <text:time>01:0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9T01:06:43.43</dc:date>
    <dc:creator>iwabuchi ken</dc:creator>
    <meta:editing-duration>P2DT15H8M54S</meta:editing-duration>
    <meta:editing-cycles>378</meta:editing-cycles>
    <meta:generator>OpenOffice/4.1.3$Win32 OpenOffice.org_project/413m1$Build-9783</meta:generator>
    <meta:document-statistic meta:table-count="4" meta:cell-count="4389" meta:object-count="0"/>
  </office:meta>
</office:document-meta>
</file>